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k, mình viết lại <text:span text:style-name="Strong_20_Emphasis">Giai đoạn 1</text:span> đúng yêu cầu (bỏ hẳn Google Calendar — để sang Giai đoạn 2). Tập trung <text:span text:style-name="Strong_20_Emphasis">PR/quảng cáo</text:span> + <text:span text:style-name="Strong_20_Emphasis">nhận feedback KHÔNG đăng nhập</text:span>, mọi dữ liệu nằm trên <text:span text:style-name="Strong_20_Emphasis">Firebase/Google Cloud</text:span>.</text:p>
      <text:p text:style-name="Horizontal_20_Line"/>
      <text:h text:style-name="Heading_20_1" text:outline-level="1">Giai đoạn 1 — Tổng quan</text:h>
      <text:list text:style-name="L1">
        <text:list-item>
          <text:p text:style-name="P1">Mục tiêu: ra mắt nhanh một website <text:span text:style-name="Strong_20_Emphasis">PR cá nhân</text:span> (EN chủ đạo, có thể thêm IT), <text:span text:style-name="Strong_20_Emphasis">hiển thị ảnh/video đẹp</text:span>, <text:span text:style-name="Strong_20_Emphasis">nhúng review chính thống (Tripadvisor/Google Reviews)</text:span> và <text:span text:style-name="Strong_20_Emphasis">nhận feedback ẩn danh</text:span> → duyệt → công bố.</text:p>
        </text:list-item>
        <text:list-item>
          <text:p text:style-name="P1">Nền tảng: <text:span text:style-name="Strong_20_Emphasis">Next.js + Firebase Hosting + Firestore + Storage + Cloud Functions (gen2) + App Check + reCAPTCHA Enterprise + GA4 + Search Console</text:span> (+ Genkit/Vertex AI tùy chọn để tóm tắt nội dung).</text:p>
        </text:list-item>
      </text:list>
      <text:p text:style-name="Horizontal_20_Line"/>
      <text:h text:style-name="Heading_20_1" text:outline-level="1">1) Modules</text:h>
      <text:h text:style-name="Heading_20_2" text:outline-level="2">A. Web công khai (Next.js + Hosting)</text:h>
      <text:list text:style-name="L2">
        <text:list-item>
          <text:p text:style-name="P2">Trang: <text:span text:style-name="Strong_20_Emphasis">Home, About, Tour Types, Tours (teaser), Reviews, Stories/Blog, Contact</text:span>.</text:p>
        </text:list-item>
        <text:list-item>
          <text:p text:style-name="P2">SEO/i18n cơ bản (EN trước; IT thêm dần), OG/Twitter card, mobile-first.</text:p>
        </text:list-item>
      </text:list>
      <text:h text:style-name="Heading_20_2" text:outline-level="2">B. Feedback ẩn danh (không login)</text:h>
      <text:list text:style-name="L3">
        <text:list-item>
          <text:p text:style-name="P3">Form gửi feedback (Name, Country, Language, Rating, Message, Tour liên quan?, ảnh tùy chọn).</text:p>
        </text:list-item>
        <text:list-item>
          <text:p text:style-name="P3">Gửi qua <text:span text:style-name="Strong_20_Emphasis">Cloud Functions HTTP</text:span> (verify <text:span text:style-name="Strong_20_Emphasis">App Check</text:span> + <text:span text:style-name="Strong_20_Emphasis">reCAPTCHA Enterprise</text:span>).</text:p>
        </text:list-item>
        <text:list-item>
          <text:p text:style-name="P3">Lưu <text:span text:style-name="Strong_20_Emphasis">Firestore</text:span> vào <text:span text:style-name="Source_20_Text">feedback</text:span> (status=<text:span text:style-name="Source_20_Text">pending</text:span>).</text:p>
        </text:list-item>
        <text:list-item>
          <text:p text:style-name="P3">(Nếu có ảnh) cấp <text:span text:style-name="Strong_20_Emphasis">signed URL</text:span> để upload tạm vào <text:span text:style-name="Source_20_Text">uploads/tmp</text:span>.</text:p>
        </text:list-item>
      </text:list>
      <text:h text:style-name="Heading_20_2" text:outline-level="2">C. Duyệt &amp; công bố (Admin mini)</text:h>
      <text:list text:style-name="L4">
        <text:list-item>
          <text:p text:style-name="P4">Trang <text:span text:style-name="Strong_20_Emphasis">/admin</text:span> (chỉ bạn): xem danh sách <text:span text:style-name="Source_20_Text">pending</text:span> → <text:span text:style-name="Strong_20_Emphasis">Approve/Reject</text:span>.</text:p>
        </text:list-item>
        <text:list-item>
          <text:p text:style-name="P4">Approve: tạo bản ghi public <text:span text:style-name="Source_20_Text">reviews</text:span>, di chuyển media từ <text:span text:style-name="Source_20_Text">uploads/tmp</text:span> → <text:span text:style-name="Source_20_Text">public/reviews/{reviewId}</text:span>.</text:p>
        </text:list-item>
        <text:list-item>
          <text:p text:style-name="P4">Tự động ẩn PII (email/phone), chuẩn hóa <text:span text:style-name="Source_20_Text">authorDisplay</text:span>.</text:p>
        </text:list-item>
      </text:list>
      <text:h text:style-name="Heading_20_2" text:outline-level="2">D. Nội dung &amp; Media</text:h>
      <text:list text:style-name="L5">
        <text:list-item>
          <text:p text:style-name="P5"><text:span text:style-name="Strong_20_Emphasis">Firestore</text:span>: <text:span text:style-name="Source_20_Text">siteSettings</text:span>, <text:span text:style-name="Source_20_Text">tourTypes</text:span>, <text:span text:style-name="Source_20_Text">tours</text:span> (teaser), <text:span text:style-name="Source_20_Text">reviews</text:span>.</text:p>
        </text:list-item>
        <text:list-item>
          <text:p text:style-name="P5"><text:soft-page-break/><text:span text:style-name="Strong_20_Emphasis">Storage</text:span>: <text:span text:style-name="Source_20_Text">public/hero</text:span>, <text:span text:style-name="Source_20_Text">public/tours/{tourId}</text:span>, <text:span text:style-name="Source_20_Text">public/reviews/{reviewId}</text:span>, <text:span text:style-name="Source_20_Text">uploads/tmp</text:span> (private).</text:p>
        </text:list-item>
      </text:list>
      <text:h text:style-name="Heading_20_2" text:outline-level="2">E. Reviews ngoài (embed hợp pháp)</text:h>
      <text:list text:style-name="L6">
        <text:list-item>
          <text:p text:style-name="P6">Nhúng <text:span text:style-name="Strong_20_Emphasis">Tripadvisor/Google Reviews widget</text:span> trên trang <text:span text:style-name="Strong_20_Emphasis">/reviews</text:span> (song song reviews nội bộ).</text:p>
        </text:list-item>
      </text:list>
      <text:h text:style-name="Heading_20_2" text:outline-level="2">F. Đo lường &amp; SEO</text:h>
      <text:list text:style-name="L7">
        <text:list-item>
          <text:p text:style-name="P7"><text:span text:style-name="Strong_20_Emphasis">GA4</text:span> (conversion: submit feedback), <text:span text:style-name="Strong_20_Emphasis">Search Console</text:span> (sitemap), <text:span text:style-name="Strong_20_Emphasis">Google Business Profile</text:span> (trỏ domain).</text:p>
        </text:list-item>
      </text:list>
      <text:h text:style-name="Heading_20_2" text:outline-level="2">G. Bảo mật &amp; Chống spam</text:h>
      <text:list text:style-name="L8">
        <text:list-item>
          <text:p text:style-name="P8"><text:span text:style-name="Strong_20_Emphasis">App Check</text:span> (Web) + <text:span text:style-name="Strong_20_Emphasis">reCAPTCHA Enterprise</text:span> (risk score).</text:p>
        </text:list-item>
        <text:list-item>
          <text:p text:style-name="P8">Rate-limit theo IP/fingerprint; lọc từ cấm/URL lạ; logging &amp; alert.</text:p>
        </text:list-item>
      </text:list>
      <text:h text:style-name="Heading_20_2" text:outline-level="2">H. (Tùy chọn) Genkit/Vertex AI</text:h>
      <text:list text:style-name="L9">
        <text:list-item>
          <text:p text:style-name="P9">Tóm tắt <text:span text:style-name="Source_20_Text">messageRaw</text:span> → <text:span text:style-name="Source_20_Text">messageSummary</text:span> 1–2 câu; detect ngôn ngữ; gợi ý tags.</text:p>
        </text:list-item>
      </text:list>
      <text:p text:style-name="Quotations"><text:span text:style-name="Strong_20_Emphasis">Không có Google Calendar ở Giai đoạn 1.</text:span> (Đưa sang Giai đoạn 2.)</text:p>
      <text:p text:style-name="Horizontal_20_Line"/>
      <text:h text:style-name="Heading_20_1" text:outline-level="1">2) Chức năng (Feature set)</text:h>
      <text:h text:style-name="Heading_20_3" text:outline-level="3">Khách/Agency (không đăng nhập)</text:h>
      <text:list text:style-name="L10">
        <text:list-item>
          <text:p text:style-name="P10">Xem thông tin HDV, ảnh/video, Tour Types, các Tours (teaser).</text:p>
        </text:list-item>
        <text:list-item>
          <text:p text:style-name="P10">Đọc reviews (Tripadvisor/Google embed + reviews nội bộ đã duyệt).</text:p>
        </text:list-item>
        <text:list-item>
          <text:p text:style-name="P10">Gửi feedback <text:span text:style-name="Strong_20_Emphasis">ẩn danh</text:span> (kèm ảnh tùy chọn).</text:p>
        </text:list-item>
        <text:list-item>
          <text:p text:style-name="P10">Liên hệ nhanh (WhatsApp/Zalo/Facebook/Email).</text:p>
        </text:list-item>
      </text:list>
      <text:h text:style-name="Heading_20_3" text:outline-level="3">Admin (bạn)</text:h>
      <text:list text:style-name="L11">
        <text:list-item>
          <text:p text:style-name="P11">Duyệt feedback (pending → approved/rejected).</text:p>
        </text:list-item>
        <text:list-item>
          <text:p text:style-name="P11">Quản trị nội dung PR: siteSettings, tourTypes, tours (teaser).</text:p>
        </text:list-item>
        <text:list-item>
          <text:p text:style-name="P11">Nhận email thông báo feedback mới/được duyệt.</text:p>
        </text:list-item>
        <text:list-item>
          <text:p text:style-name="P11">Theo dõi GA4/Search Console (traffic, quốc gia, từ khóa).</text:p>
        </text:list-item>
      </text:list>
      <text:h text:style-name="Heading_20_3" text:outline-level="3">Phi chức năng</text:h>
      <text:list text:style-name="L12">
        <text:list-item>
          <text:p text:style-name="P12">Tốc độ cao (CDN Firebase Hosting), Core Web Vitals tốt.</text:p>
        </text:list-item>
        <text:list-item>
          <text:p text:style-name="P12"><text:soft-page-break/>Dữ liệu an toàn, không lộ PII.</text:p>
        </text:list-item>
        <text:list-item>
          <text:p text:style-name="P12">Khả năng mở rộng mượt sang Giai đoạn 2 (Auth/Booking/Payment/Calendar).</text:p>
        </text:list-item>
      </text:list>
      <text:p text:style-name="Horizontal_20_Line"/>
      <text:h text:style-name="Heading_20_1" text:outline-level="1">3) Workflow (rút gọn dạng swimlane)</text:h>
      <text:h text:style-name="Heading_20_2" text:outline-level="2">3.1 Gửi Feedback ẩn danh</text:h>
      <text:p text:style-name="Text_20_body"><text:span text:style-name="Strong_20_Emphasis">Visitor (Frontend)</text:span></text:p>
      <text:list text:style-name="L13">
        <text:list-item>
          <text:p text:style-name="P13">Mở modal “Leave Feedback” → nhập thông tin (+ ảnh tùy chọn).</text:p>
        </text:list-item>
        <text:list-item>
          <text:p text:style-name="P13">Lấy <text:span text:style-name="Strong_20_Emphasis">App Check token</text:span> + <text:span text:style-name="Strong_20_Emphasis">reCAPTCHA Enterprise token</text:span>.</text:p>
        </text:list-item>
        <text:list-item>
          <text:p text:style-name="P13"><text:span text:style-name="Source_20_Text">POST /feedback.submit</text:span> kèm payload + 2 token.</text:p>
        </text:list-item>
        <text:list-item>
          <text:p text:style-name="P13">(Nếu server trả <text:span text:style-name="Source_20_Text">signedUrls</text:span>) → PUT ảnh lên <text:span text:style-name="Source_20_Text">uploads/tmp</text:span> → <text:span text:style-name="Source_20_Text">POST /feedback.uploadComplete</text:span>.</text:p>
        </text:list-item>
      </text:list>
      <text:p text:style-name="Text_20_body"><text:span text:style-name="Strong_20_Emphasis">Cloud Functions</text:span></text:p>
      <text:list text:style-name="L14">
        <text:list-item>
          <text:p text:style-name="P14">Verify App Check + reCAPTCHA (≥ ngưỡng, ví dụ 0.7).</text:p>
        </text:list-item>
        <text:list-item>
          <text:p text:style-name="P14">Rate-limit; validate độ dài/ký tự, chặn URL độc.</text:p>
        </text:list-item>
        <text:list-item>
          <text:p text:style-name="P14">Ghi <text:span text:style-name="Source_20_Text">feedback{status: "pending"}</text:span> vào Firestore.</text:p>
        </text:list-item>
        <text:list-item>
          <text:p text:style-name="P14">(Nếu có ảnh) cấp signed URLs với TTL ngắn, chặn MIME/size.</text:p>
        </text:list-item>
        <text:list-item>
          <text:p text:style-name="P14">Gửi <text:span text:style-name="Strong_20_Emphasis">email notify</text:span> admin (tùy chọn).</text:p>
        </text:list-item>
      </text:list>
      <text:p text:style-name="Text_20_body"><text:span text:style-name="Strong_20_Emphasis">Firestore/Storage</text:span></text:p>
      <text:list text:style-name="L15">
        <text:list-item>
          <text:p text:style-name="P15"><text:span text:style-name="Source_20_Text">feedback</text:span> tạo mới; ảnh nằm <text:span text:style-name="Source_20_Text">uploads/tmp/{feedbackId}/*</text:span> (private).</text:p>
        </text:list-item>
      </text:list>
      <text:h text:style-name="Heading_20_2" text:outline-level="2">3.2 Duyệt &amp; công bố Review</text:h>
      <text:p text:style-name="Text_20_body"><text:span text:style-name="Strong_20_Emphasis">Admin (/admin)</text:span></text:p>
      <text:list text:style-name="L16">
        <text:list-item>
          <text:p text:style-name="P16">Xem danh sách <text:span text:style-name="Source_20_Text">pending</text:span> → chọn feedback.</text:p>
        </text:list-item>
        <text:list-item>
          <text:p text:style-name="P16">Bấm <text:span text:style-name="Strong_20_Emphasis">Approve</text:span> hoặc <text:span text:style-name="Strong_20_Emphasis">Reject</text:span>.</text:p>
        </text:list-item>
      </text:list>
      <text:p text:style-name="Text_20_body"><text:span text:style-name="Strong_20_Emphasis">Cloud Functions (admin.approve)</text:span></text:p>
      <text:list text:style-name="L17">
        <text:list-item>
          <text:p text:style-name="P17">Kiểm tra quyền admin.</text:p>
        </text:list-item>
        <text:list-item>
          <text:p text:style-name="P17">Sanitize nội dung, ẩn PII; (tùy chọn) Genkit tóm tắt.</text:p>
        </text:list-item>
        <text:list-item>
          <text:p text:style-name="P17">Tạo <text:span text:style-name="Source_20_Text">reviews</text:span> (public).</text:p>
        </text:list-item>
        <text:list-item>
          <text:p text:style-name="P17">Di chuyển media <text:span text:style-name="Source_20_Text">uploads/tmp</text:span> → <text:span text:style-name="Source_20_Text">public/reviews/{reviewId}</text:span>; cập nhật URL.</text:p>
        </text:list-item>
        <text:list-item>
          <text:p text:style-name="P17">Set <text:span text:style-name="Source_20_Text">feedback.status = "approved"</text:span>.</text:p>
        </text:list-item>
      </text:list>
      <text:p text:style-name="Text_20_body"><text:span text:style-name="Strong_20_Emphasis">Frontend (Public /reviews)</text:span></text:p>
      <text:list text:style-name="L18">
        <text:list-item>
          <text:p text:style-name="P18"><text:soft-page-break/>Hiển thị <text:span text:style-name="Source_20_Text">reviews</text:span> (approved) + widget Tripadvisor/Google.</text:p>
        </text:list-item>
      </text:list>
      <text:p text:style-name="Text_20_body"><text:span text:style-name="Strong_20_Emphasis">Nhánh Reject</text:span></text:p>
      <text:list text:style-name="L19">
        <text:list-item>
          <text:p text:style-name="P19">Xóa media tạm; set <text:span text:style-name="Source_20_Text">status="rejected"</text:span>; (tùy) email cảm ơn/giải thích.</text:p>
        </text:list-item>
      </text:list>
      <text:h text:style-name="Heading_20_2" text:outline-level="2">3.3 Quản trị nội dung PR</text:h>
      <text:p text:style-name="Text_20_body"><text:span text:style-name="Strong_20_Emphasis">Admin</text:span></text:p>
      <text:list text:style-name="L20">
        <text:list-item>
          <text:p text:style-name="P20">Tạo/sửa <text:span text:style-name="Source_20_Text">siteSettings</text:span>, <text:span text:style-name="Source_20_Text">tourTypes</text:span>, <text:span text:style-name="Source_20_Text">tours</text:span> (teaser).</text:p>
        </text:list-item>
        <text:list-item>
          <text:p text:style-name="P20">Upload ảnh hero/tour vào <text:span text:style-name="Source_20_Text">public/...</text:span>.</text:p>
        </text:list-item>
      </text:list>
      <text:p text:style-name="Text_20_body"><text:span text:style-name="Strong_20_Emphasis">Frontend</text:span></text:p>
      <text:list text:style-name="L21">
        <text:list-item>
          <text:p text:style-name="P21">Các trang public chỉ <text:span text:style-name="Strong_20_Emphasis">read</text:span> từ Firestore; ảnh từ Storage public.</text:p>
        </text:list-item>
      </text:list>
      <text:p text:style-name="Horizontal_20_Line"/>
      <text:h text:style-name="Heading_20_1" text:outline-level="1">4) Checklist triển khai (A→Z)</text:h>
      <text:h text:style-name="Heading_20_2" text:outline-level="2">A. Firebase/Google Cloud</text:h>
      <text:list text:style-name="L22">
        <text:list-item>
          <text:p text:style-name="P22">Tạo <text:span text:style-name="Strong_20_Emphasis">Firebase project</text:span> + bật <text:span text:style-name="Strong_20_Emphasis">Billing</text:span>.</text:p>
        </text:list-item>
        <text:list-item>
          <text:p text:style-name="P22">Enable: <text:span text:style-name="Strong_20_Emphasis">Firestore</text:span>, <text:span text:style-name="Strong_20_Emphasis">Storage</text:span>, <text:span text:style-name="Strong_20_Emphasis">Hosting</text:span>, <text:span text:style-name="Strong_20_Emphasis">Cloud Functions (gen2)</text:span>, <text:span text:style-name="Strong_20_Emphasis">App Check</text:span>, <text:span text:style-name="Strong_20_Emphasis">reCAPTCHA Enterprise</text:span>, <text:span text:style-name="Strong_20_Emphasis">GA4</text:span>.</text:p>
        </text:list-item>
        <text:list-item>
          <text:p text:style-name="P22"><text:span text:style-name="Strong_20_Emphasis">GA4</text:span>: tạo property + Measurement ID.</text:p>
        </text:list-item>
        <text:list-item>
          <text:p text:style-name="P22"><text:span text:style-name="Strong_20_Emphasis">Search Console</text:span>: xác minh domain, chuẩn bị <text:span text:style-name="Source_20_Text">sitemap.xml</text:span>.</text:p>
        </text:list-item>
        <text:list-item>
          <text:p text:style-name="P22"><text:span text:style-name="Strong_20_Emphasis">Google Business Profile</text:span>: cập nhật website domain.</text:p>
        </text:list-item>
      </text:list>
      <text:h text:style-name="Heading_20_2" text:outline-level="2">B. Firestore &amp; Storage</text:h>
      <text:list text:style-name="L23">
        <text:list-item>
          <text:p text:style-name="P23">Collections: <text:span text:style-name="Source_20_Text">siteSettings</text:span> (1 doc), <text:span text:style-name="Source_20_Text">tourTypes</text:span>, <text:span text:style-name="Source_20_Text">tours</text:span>, <text:span text:style-name="Source_20_Text">feedback</text:span> (internal), <text:span text:style-name="Source_20_Text">reviews</text:span> (public), <text:span text:style-name="Source_20_Text">admins</text:span> (allowlist).</text:p>
        </text:list-item>
        <text:list-item>
          <text:p text:style-name="P23">Cấu trúc Storage:</text:p>
          <text:list>
            <text:list-item>
              <text:p text:style-name="P23"><text:span text:style-name="Source_20_Text">public/hero/*</text:span>, <text:span text:style-name="Source_20_Text">public/tours/{tourId}/*</text:span>, <text:span text:style-name="Source_20_Text">public/reviews/{reviewId}/*</text:span>,</text:p>
            </text:list-item>
            <text:list-item>
              <text:p text:style-name="P23"><text:span text:style-name="Source_20_Text">uploads/tmp/{feedbackId}/*</text:span> (private), <text:span text:style-name="Source_20_Text">private/*</text:span> (nội bộ).</text:p>
            </text:list-item>
          </text:list>
        </text:list-item>
      </text:list>
      <text:h text:style-name="Heading_20_2" text:outline-level="2">C. Bảo mật &amp; Chống spam</text:h>
      <text:list text:style-name="L24">
        <text:list-item>
          <text:p text:style-name="P24"><text:span text:style-name="Strong_20_Emphasis">App Check</text:span> cho web app (liên kết domain thật).</text:p>
        </text:list-item>
        <text:list-item>
          <text:p text:style-name="P24"><text:span text:style-name="Strong_20_Emphasis">reCAPTCHA Enterprise</text:span>: tạo key, cấu hình threshold (vd 0.7).</text:p>
        </text:list-item>
        <text:list-item>
          <text:p text:style-name="P24"><text:span text:style-name="Strong_20_Emphasis">Firestore Rules</text:span>:</text:p>
          <text:list>
            <text:list-item>
              <text:p text:style-name="P24"><text:soft-page-break/>Public <text:span text:style-name="Strong_20_Emphasis">read</text:span>: <text:span text:style-name="Source_20_Text">siteSettings</text:span>, <text:span text:style-name="Source_20_Text">tourTypes</text:span>, <text:span text:style-name="Source_20_Text">tours</text:span> (status=teaser|published), <text:span text:style-name="Source_20_Text">reviews</text:span> (approved).</text:p>
            </text:list-item>
            <text:list-item>
              <text:p text:style-name="P24"><text:span text:style-name="Strong_20_Emphasis">Deny write</text:span> từ client cho <text:span text:style-name="Source_20_Text">feedback/reviews/media</text:span> (chỉ qua server).</text:p>
            </text:list-item>
          </text:list>
        </text:list-item>
        <text:list-item>
          <text:p text:style-name="P24"><text:span text:style-name="Strong_20_Emphasis">Storage Rules</text:span>:</text:p>
          <text:list>
            <text:list-item>
              <text:p text:style-name="P24"><text:span text:style-name="Source_20_Text">public/**</text:span> → read công khai; write chỉ server.</text:p>
            </text:list-item>
            <text:list-item>
              <text:p text:style-name="P24"><text:span text:style-name="Source_20_Text">uploads/tmp/**</text:span> → private; lifecycle xóa sau N ngày.</text:p>
            </text:list-item>
          </text:list>
        </text:list-item>
        <text:list-item>
          <text:p text:style-name="P24"><text:span text:style-name="Strong_20_Emphasis">Rate-limit</text:span> trong Functions (per IP/fingerprint/time window).</text:p>
        </text:list-item>
        <text:list-item>
          <text:p text:style-name="P24"><text:span text:style-name="Strong_20_Emphasis">Sanitize</text:span> nội dung, ẩn PII khi publish.</text:p>
        </text:list-item>
      </text:list>
      <text:h text:style-name="Heading_20_2" text:outline-level="2">D. Endpoints (thiết kế – không code)</text:h>
      <text:list text:style-name="L25">
        <text:list-item>
          <text:p text:style-name="P25"><text:span text:style-name="Source_20_Text">POST /feedback.submit</text:span> → verify tokens → create <text:span text:style-name="Source_20_Text">feedback(pending)</text:span> → (optional) signed URLs.</text:p>
        </text:list-item>
        <text:list-item>
          <text:p text:style-name="P25"><text:span text:style-name="Source_20_Text">POST /feedback.uploadComplete</text:span> → attach file tạm.</text:p>
        </text:list-item>
        <text:list-item>
          <text:p text:style-name="P25"><text:span text:style-name="Source_20_Text">POST /admin.feedback.approve</text:span> → tạo <text:span text:style-name="Source_20_Text">reviews</text:span>, move media, set approved.</text:p>
        </text:list-item>
        <text:list-item>
          <text:p text:style-name="P25"><text:span text:style-name="Source_20_Text">POST /admin.feedback.reject</text:span> → set rejected, xóa media tạm.</text:p>
        </text:list-item>
        <text:list-item>
          <text:p text:style-name="P25">(Tùy chọn) email notify khi có feedback mới/được duyệt.</text:p>
        </text:list-item>
      </text:list>
      <text:h text:style-name="Heading_20_2" text:outline-level="2">E. Ứng dụng Next.js</text:h>
      <text:list text:style-name="L26">
        <text:list-item>
          <text:p text:style-name="P26">Trang công khai: Home, About, Tour Types, Tours (teaser), Reviews (nhúng widget + reviews nội bộ), Stories, Contact.</text:p>
        </text:list-item>
        <text:list-item>
          <text:p text:style-name="P26">Modal “Leave Feedback”: gọi <text:span text:style-name="Source_20_Text">feedback.submit</text:span> (App Check + reCAPTCHA).</text:p>
        </text:list-item>
        <text:list-item>
          <text:p text:style-name="P26">Nếu có signed URLs → PUT ảnh → <text:span text:style-name="Source_20_Text">uploadComplete</text:span>.</text:p>
        </text:list-item>
        <text:list-item>
          <text:p text:style-name="P26">Trang <text:span text:style-name="Strong_20_Emphasis">/admin</text:span> (chỉ bạn): bảng pending, Approve/Reject, preview ảnh.</text:p>
        </text:list-item>
        <text:list-item>
          <text:p text:style-name="P26">OG/SEO: title/description/OG image per page; hreflang EN (IT sau).</text:p>
        </text:list-item>
      </text:list>
      <text:h text:style-name="Heading_20_2" text:outline-level="2">F. Nội dung &amp; Media</text:h>
      <text:list text:style-name="L27">
        <text:list-item>
          <text:p text:style-name="P27">Chuẩn bị brand kit (logo, màu, font).</text:p>
        </text:list-item>
        <text:list-item>
          <text:p text:style-name="P27">Ảnh hero &amp; album tour (đưa vào <text:span text:style-name="Source_20_Text">public/...</text:span>).</text:p>
        </text:list-item>
        <text:list-item>
          <text:p text:style-name="P27">2–3 video YouTube giới thiệu/điểm nhấn (embed trên Home/About/Tours).</text:p>
        </text:list-item>
        <text:list-item>
          <text:p text:style-name="P27">Viết nội dung EN cho About, Tour Types, 5–8 Tours (teaser), 2–3 Stories.</text:p>
        </text:list-item>
      </text:list>
      <text:h text:style-name="Heading_20_2" text:outline-level="2">G. Analytics &amp; SEO</text:h>
      <text:list text:style-name="L28">
        <text:list-item>
          <text:p text:style-name="P28">Gắn GA4, cấu hình conversion <text:span text:style-name="Source_20_Text">feedback_submit</text:span>.</text:p>
        </text:list-item>
        <text:list-item>
          <text:p text:style-name="P28">Gửi <text:span text:style-name="Source_20_Text">sitemap.xml</text:span> lên Search Console; kiểm tra index.</text:p>
        </text:list-item>
        <text:list-item>
          <text:p text:style-name="P28"><text:soft-page-break/>Kiểm tra Core Web Vitals (LCP/CLS/INP) trên mobile.</text:p>
        </text:list-item>
      </text:list>
      <text:h text:style-name="Heading_20_2" text:outline-level="2">H. Kiểm thử &amp; Go-live</text:h>
      <text:list text:style-name="L29">
        <text:list-item>
          <text:p text:style-name="P29">Thử gửi feedback có/không ảnh, nhiều ngôn ngữ.</text:p>
        </text:list-item>
        <text:list-item>
          <text:p text:style-name="P29">Flood test chống spam: xác thực rate-limit + reCAPTCHA.</text:p>
        </text:list-item>
        <text:list-item>
          <text:p text:style-name="P29">Verify deny-write từ client vào <text:span text:style-name="Source_20_Text">feedback/reviews</text:span> (Rules ok).</text:p>
        </text:list-item>
        <text:list-item>
          <text:p text:style-name="P29">Duyệt → review hiện public; reject → ảnh tạm bị xóa.</text:p>
        </text:list-item>
        <text:list-item>
          <text:p text:style-name="P29">Trỏ domain về Firebase Hosting; HTTPS ok; trang 404/500 thân thiện.</text:p>
        </text:list-item>
      </text:list>
      <text:p text:style-name="Horizontal_20_Line"/>
      <text:h text:style-name="Heading_20_1" text:outline-level="1">5) Tiêu chí hoàn tất Giai đoạn 1</text:h>
      <text:list text:style-name="L30">
        <text:list-item>
          <text:p text:style-name="P30">Site online, <text:span text:style-name="Strong_20_Emphasis">Core Web Vitals tốt</text:span> (mobile).</text:p>
        </text:list-item>
        <text:list-item>
          <text:p text:style-name="P30"><text:span text:style-name="Strong_20_Emphasis">Feedback ẩn danh</text:span> hoạt động ổn, <text:span text:style-name="Strong_20_Emphasis">chống spam</text:span> hiệu quả.</text:p>
        </text:list-item>
        <text:list-item>
          <text:p text:style-name="P30"><text:span text:style-name="Strong_20_Emphasis">Quy trình duyệt</text:span> rõ ràng; reviews công khai không lộ PII.</text:p>
        </text:list-item>
        <text:list-item>
          <text:p text:style-name="P30">SEO cơ bản: GA4, Search Console, GBP hoạt động; có 2–3 bài Stories EN.</text:p>
        </text:list-item>
      </text:list>
      <text:p text:style-name="Horizontal_20_Line"/>
      <text:h text:style-name="Heading_20_1" text:outline-level="1">6) Ghi chú cho Giai đoạn 2 (đưa vào sau)</text:h>
      <text:list text:style-name="L31">
        <text:list-item>
          <text:p text:style-name="P31"><text:span text:style-name="Strong_20_Emphasis">Bật Firebase Auth</text:span> trước khi khách: gửi <text:span text:style-name="Strong_20_Emphasis">feedback</text:span>, <text:span text:style-name="Strong_20_Emphasis">đặt tour</text:span>, <text:span text:style-name="Strong_20_Emphasis">thanh toán</text:span>.</text:p>
        </text:list-item>
        <text:list-item>
          <text:p text:style-name="P31">Thêm <text:span text:style-name="Strong_20_Emphasis">bookings/payments</text:span> (Stripe + Google Pay) &amp; <text:span text:style-name="Strong_20_Emphasis">Google Calendar</text:span> (tạo/sửa/hủy event).</text:p>
        </text:list-item>
        <text:list-item>
          <text:p text:style-name="P31">Mở trang <text:span text:style-name="Strong_20_Emphasis">/book</text:span> (form nhiều bước + tính giá).</text:p>
        </text:list-item>
        <text:list-item>
          <text:p text:style-name="P31">Mở rộng <text:span text:style-name="Strong_20_Emphasis">Genkit</text:span>: dịch EN↔IT/ES, tóm tắt, caption/hashtags.</text:p>
        </text:list-item>
      </text:list>
      <text:p text:style-name="Text_20_body">firebase proejct: configuration:</text:p>
      <text:p text:style-name="Text_20_body">// Import the functions you need from the SDKs you need</text:p>
      <text:p text:style-name="Text_20_body">import { initializeApp } from "firebase/app";</text:p>
      <text:p text:style-name="Text_20_body">import { getAnalytics } from "firebase/analytics";</text:p>
      <text:p text:style-name="Text_20_body">// TODO: Add SDKs for Firebase products that you want to use</text:p>
      <text:p text:style-name="Text_20_body">// https://firebase.google.com/docs/web/setup#available-libraries</text:p>
      <text:p text:style-name="Text_20_body"/>
      <text:p text:style-name="Text_20_body">// Your web app's Firebase configuration</text:p>
      <text:p text:style-name="Text_20_body">// For Firebase JS SDK v7.20.0 and later, measurementId is optional</text:p>
      <text:p text:style-name="Text_20_body">const firebaseConfig = {</text:p>
      <text:p text:style-name="Text_20_body"><text:soft-page-break/><text:s text:c="2"/>apiKey: "AIzaSyCaQBiCBPvnKq8_GDHEAiwHd_1dJ5QTgJg",</text:p>
      <text:p text:style-name="Text_20_body"><text:s text:c="2"/>authDomain: "tourfeedbackhub-474704.firebaseapp.com",</text:p>
      <text:p text:style-name="Text_20_body"><text:s text:c="2"/>projectId: "tourfeedbackhub-474704",</text:p>
      <text:p text:style-name="Text_20_body"><text:s text:c="2"/>storageBucket: "tourfeedbackhub-474704.firebasestorage.app",</text:p>
      <text:p text:style-name="Text_20_body"><text:s text:c="2"/>messagingSenderId: "965278520533",</text:p>
      <text:p text:style-name="Text_20_body"><text:s text:c="2"/>appId: "1:965278520533:web:36743a0d587a81c4c63e5c",</text:p>
      <text:p text:style-name="Text_20_body"><text:s text:c="2"/>measurementId: "G-V8XTJLDVCV"</text:p>
      <text:p text:style-name="Text_20_body">};</text:p>
      <text:p text:style-name="Text_20_body"/>
      <text:p text:style-name="Text_20_body">// Initialize Firebase</text:p>
      <text:p text:style-name="Text_20_body">const app = initializeApp(firebaseConfig);</text:p>
      <text:p text:style-name="Text_20_body">const analytics = getAnalytics(app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09:24:13.821241330</meta:creation-date>
    <dc:date>2025-10-10T12:22:53.626373699</dc:date>
    <meta:editing-duration>PT16M2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7" meta:paragraph-count="160" meta:word-count="1311" meta:character-count="8102" meta:non-whitespace-character-count="7039"/>
  </office:meta>
</office:document-meta>
</file>